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text-properties style:font-name="Segoe UI"/>
    </style:style>
    <style:style style:name="P3" style:family="paragraph" style:parent-style-name="Standard">
      <style:paragraph-properties fo:text-align="end" style:justify-single-word="false"/>
      <style:text-properties style:font-name="Segoe UI"/>
    </style:style>
    <style:style style:name="P4" style:family="paragraph" style:parent-style-name="Standard" style:list-style-name="L1">
      <style:text-properties style:font-name="Segoe UI" fo:font-size="12pt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Segoe UI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Segoe UI"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ffective Communication in Job Interviews</text:p>
      <text:p text:style-name="P3"/>
      <text:p text:style-name="P5">Submitted by:</text:p>
      <text:p text:style-name="P3">Anirudh Kumar</text:p>
      <text:p text:style-name="P1">Outline:</text:p>
      <text:p text:style-name="P1"/>
      <text:list xml:id="list332867493" text:style-name="L1">
        <text:list-item>
          <text:p text:style-name="P2">Whom does this concern?</text:p>
        </text:list-item>
        <text:list-item>
          <text:p text:style-name="P2">The need and importance of a Job Interview</text:p>
        </text:list-item>
        <text:list-item>
          <text:p text:style-name="P2">Types of Job Interviews</text:p>
          <text:list>
            <text:list-item>
              <text:p text:style-name="P2">Telephonic</text:p>
            </text:list-item>
            <text:list-item>
              <text:p text:style-name="P2">Personal</text:p>
            </text:list-item>
          </text:list>
        </text:list-item>
        <text:list-item>
          <text:p text:style-name="P2">Subtypes of Job Interviews</text:p>
          <text:list>
            <text:list-item>
              <text:p text:style-name="P2">Technical Interview</text:p>
            </text:list-item>
            <text:list-item>
              <text:p text:style-name="P2">Stress Interview</text:p>
            </text:list-item>
            <text:list-item>
              <text:p text:style-name="P2">Panel Interview</text:p>
            </text:list-item>
            <text:list-item>
              <text:p text:style-name="P2">HR Interview</text:p>
            </text:list-item>
          </text:list>
        </text:list-item>
        <text:list-item>
          <text:p text:style-name="P2">Effective Communication</text:p>
          <text:list>
            <text:list-item>
              <text:p text:style-name="P4">Telephonic Interviews</text:p>
              <text:list>
                <text:list-item>
                  <text:p text:style-name="P4">Verbal aspects</text:p>
                </text:list-item>
                <text:list-item>
                  <text:p text:style-name="P4">Non Verbal aspects</text:p>
                </text:list-item>
              </text:list>
            </text:list-item>
            <text:list-item>
              <text:p text:style-name="P4">Personal Interview</text:p>
              <text:list>
                <text:list-item>
                  <text:p text:style-name="P4">Verbal aspects</text:p>
                </text:list-item>
                <text:list-item>
                  <text:p text:style-name="P4">Non Verbal aspects</text:p>
                </text:list-item>
              </text:list>
            </text:list-item>
          </text:list>
        </text:list-item>
        <text:list-item>
          <text:p text:style-name="P2">Appendix I: Technical knowledge vs. Communication Skills</text:p>
        </text:list-item>
        <text:list-item>
          <text:p text:style-name="P2">Appendix II: Interviewer Biases (Based on actual data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rudh </meta:initial-creator>
    <meta:creation-date>2012-03-13T02:20:05</meta:creation-date>
    <dc:date>2012-03-13T02:54:07</dc:date>
    <dc:creator>Anirudh </dc:creator>
    <meta:editing-duration>PT3M35S</meta:editing-duration>
    <meta:editing-cycles>4</meta:editing-cycles>
    <meta:generator>LibreOffice/3.4$Unix LibreOffice_project/340m1$Build-502</meta:generator>
    <meta:document-statistic meta:table-count="0" meta:image-count="0" meta:object-count="0" meta:page-count="1" meta:paragraph-count="23" meta:word-count="90" meta:character-count="543" meta:non-whitespace-character-count="495"/>
  </office:meta>
</office:document-meta>
</file>